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66cm" fo:min-width="2.548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fill-color="#fe7f00" draw:textarea-horizontal-align="justify" draw:textarea-vertical-align="middle" draw:auto-grow-height="false" fo:min-height="0.766cm" fo:min-width="1.914cm"/>
    </style:style>
    <style:style style:name="gr4" style:family="graphic" style:parent-style-name="standard">
      <style:graphic-properties draw:fill-color="#00e472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66cm" fo:min-width="3.31cm"/>
    </style:style>
    <style:style style:name="gr6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7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-color="#fe7f00" draw:textarea-horizontal-align="justify" draw:textarea-vertical-align="middle" draw:auto-grow-height="false" fo:min-height="0.766cm" fo:min-width="1.91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e7f00"/>
      <style:paragraph-properties fo:text-align="center"/>
    </style:style>
    <style:style style:name="P4" style:family="paragraph">
      <loext:graphic-properties draw:fill-color="#00e472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e7f0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048cm" svg:height="1.016cm" svg:x="12.065cm" svg:y="1.978cm">
          <text:p text:style-name="P1">VOD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794cm" svg:height="1.016cm" svg:x="12.192cm" svg:y="11.099cm">
          <text:p text:style-name="P1">VOD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826cm" svg:height="2.032cm" svg:x="11.176cm" svg:y="3.802cm">
          <text:p text:style-name="P1">encode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xml:id="id3" draw:id="id3" draw:layer="layout" svg:width="2.794cm" svg:height="1.016cm" svg:x="12.192cm" svg:y="6.593cm">
          <text:p text:style-name="P1">encoding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81cm" svg:height="1.016cm" svg:x="7.088cm" svg:y="11.099cm">
          <text:p text:style-name="P1">Temperatu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xml:id="id7" draw:id="id7" draw:layer="layout" svg:width="3.81cm" svg:height="1.016cm" svg:x="16.388cm" svg:y="11.099cm">
          <text:p text:style-name="P1">Precipitation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4.826cm" svg:height="2.032cm" svg:x="6.58cm" svg:y="6.085cm">
          <text:p text:style-name="P5">Temp.</text:p>
          <text:p text:style-name="P1"><text:s/>networ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5" draw:id="id5" draw:layer="layout" svg:width="4.826cm" svg:height="2.032cm" svg:x="15.88cm" svg:y="6.085cm">
          <text:p text:style-name="P5">Prec.</text:p>
          <text:p text:style-name="P1"><text:s/>networ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3.589cm" svg:y1="2.994cm" svg:x2="13.589cm" svg:y2="3.802cm" draw:start-shape="id1" draw:start-glue-point="2" draw:end-shape="id2" draw:end-glue-point="4" svg:d="M13589 2994v808" svg:viewBox="0 0 1 809">
          <text:p/>
        </draw:connector>
        <draw:connector draw:style-name="gr8" draw:text-style-name="P7" draw:layer="layout" svg:x1="13.589cm" svg:y1="5.834cm" svg:x2="13.589cm" svg:y2="6.593cm" draw:start-shape="id2" draw:start-glue-point="6" draw:end-shape="id3" draw:end-glue-point="0" svg:d="M13589 5834v759" svg:viewBox="0 0 1 760">
          <text:p/>
        </draw:connector>
        <draw:connector draw:style-name="gr8" draw:text-style-name="P7" draw:layer="layout" svg:x1="12.192cm" svg:y1="7.101cm" svg:x2="11.406cm" svg:y2="7.101cm" draw:start-shape="id3" draw:start-glue-point="3" draw:end-shape="id4" draw:end-glue-point="7" svg:d="M12192 7101h-786" svg:viewBox="0 0 787 1">
          <text:p/>
        </draw:connector>
        <draw:connector draw:style-name="gr8" draw:text-style-name="P7" draw:layer="layout" svg:x1="14.886cm" svg:y1="7.101cm" svg:x2="15.88cm" svg:y2="7.101cm" draw:end-shape="id5" draw:end-glue-point="5" svg:d="M14886 7101h994" svg:viewBox="0 0 995 1">
          <text:p/>
        </draw:connector>
        <draw:connector draw:style-name="gr8" draw:text-style-name="P7" draw:layer="layout" svg:x1="8.993cm" svg:y1="8.117cm" svg:x2="8.993cm" svg:y2="11.099cm" draw:start-shape="id4" draw:start-glue-point="6" draw:end-shape="id6" draw:end-glue-point="0" svg:d="M8993 8117v2982" svg:viewBox="0 0 1 2983">
          <text:p/>
        </draw:connector>
        <draw:connector draw:style-name="gr8" draw:text-style-name="P7" draw:layer="layout" svg:x1="18.293cm" svg:y1="8.117cm" svg:x2="18.293cm" svg:y2="11.099cm" draw:start-shape="id5" draw:start-glue-point="6" draw:end-shape="id7" draw:end-glue-point="0" svg:d="M18293 8117v2982" svg:viewBox="0 0 1 2983">
          <text:p/>
        </draw:connector>
        <draw:connector draw:style-name="gr8" draw:text-style-name="P7" draw:layer="layout" svg:x1="13.589cm" svg:y1="7.609cm" svg:x2="13.589cm" svg:y2="8.382cm" draw:start-shape="id3" draw:start-glue-point="2" draw:end-shape="id8" svg:d="M13589 7609v773" svg:viewBox="0 0 1 774">
          <text:p/>
        </draw:connector>
        <draw:custom-shape draw:style-name="gr9" draw:text-style-name="P6" xml:id="id8" draw:id="id8" draw:layer="layout" svg:width="4.826cm" svg:height="2.032cm" svg:x="11.176cm" svg:y="8.382cm">
          <text:p text:style-name="P5">deco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3.589cm" svg:y1="10.414cm" svg:x2="13.589cm" svg:y2="11.099cm" draw:start-shape="id8" draw:start-glue-point="6" draw:end-shape="id9" draw:end-glue-point="0" svg:d="M13589 10414v685" svg:viewBox="0 0 1 686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9T13:28:32.332121382</meta:creation-date>
    <dc:date>2021-01-19T13:40:22.670129726</dc:date>
    <meta:editing-duration>PT1M37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